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.6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12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3cm"/>
    </style:style>
    <style:style style:name="gr15" style:family="graphic" style:parent-style-name="standard">
      <style:graphic-properties draw:stroke="none" svg:stroke-color="#000000" draw:fill="none" draw:fill-color="#ffffff" fo:min-height="2.25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co1" style:family="table-column">
      <style:table-column-properties style:column-width="3.254cm" style:use-optimal-column-width="false"/>
    </style:style>
    <style:style style:name="co2" style:family="table-column">
      <style:table-column-properties style:column-width="1.513cm" style:use-optimal-column-width="false"/>
    </style:style>
    <style:style style:name="co3" style:family="table-column">
      <style:table-column-properties style:column-width="2.919cm" style:use-optimal-column-width="false"/>
    </style:style>
    <style:style style:name="ro1" style:family="table-row">
      <style:table-row-properties style:row-height="0.825cm"/>
    </style:style>
    <style:style style:name="ro2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xml:id="id1" draw:id="id1" draw:layer="layout" svg:width="8.5cm" svg:height="6cm" svg:x="15.468cm" svg:y="14.5cm">
          <text:p text:style-name="P1"><text:span text:style-name="T1">CI on Buchungs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8.088cm" svg:height="0.839cm" svg:x="15.666cm" svg:y="19.7cm">
          <draw:text-box>
            <text:p><text:span text:style-name="T2">Pilot.Geburtsdatum&lt;1956-08-01</text:span></text:p>
          </draw:text-box>
        </draw:frame>
        <draw:custom-shape draw:style-name="gr3" draw:text-style-name="P1" draw:layer="layout" svg:width="1.5cm" svg:height="2.5cm" svg:x="15.468cm" svg:y="2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5cm" svg:x="18.368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cm" svg:height="1cm" svg:x="15.468cm" svg:y="2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6cm" svg:height="1.495cm" draw:transform="rotate (1.58126830230686) translate (15.78cm 24.084cm)">
          <draw:text-box>
            <text:p><text:span text:style-name="T3">P07</text:span></text:p>
          </draw:text-box>
        </draw:frame>
        <draw:custom-shape draw:style-name="gr3" draw:text-style-name="P1" draw:layer="layout" svg:width="1cm" svg:height="1cm" svg:x="18.368cm" svg:y="2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192cm" svg:height="1.495cm" draw:transform="rotate (1.58126830230686) translate (18.525cm 23.1cm)">
          <draw:text-box>
            <text:p><text:span text:style-name="T3">P04</text:span></text:p>
          </draw:text-box>
        </draw:frame>
        <draw:frame draw:style-name="gr6" draw:text-style-name="P4" draw:layer="layout" svg:width="1.53cm" svg:height="1.495cm" draw:transform="rotate (1.56660753659011) translate (18.468cm 22.126cm)">
          <draw:text-box>
            <text:p><text:span text:style-name="T3">B17</text:span></text:p>
          </draw:text-box>
        </draw:frame>
        <draw:custom-shape draw:style-name="gr3" draw:text-style-name="P1" draw:layer="layout" svg:width="1.5cm" svg:height="2.5cm" svg:x="22.468cm" svg:y="2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22.468cm" svg:y="2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305cm" svg:height="1.559cm" draw:transform="rotate (1.56660753659011) translate (22.443cm 23.105cm)">
          <draw:text-box>
            <text:p><text:span text:style-name="T3">B02, B04, B05, B22,</text:span></text:p>
            <text:p><text:span text:style-name="T3">B25</text:span></text:p>
          </draw:text-box>
        </draw:frame>
        <draw:frame draw:style-name="gr8" draw:text-style-name="P4" draw:layer="layout" svg:width="1.446cm" svg:height="0.995cm" draw:transform="rotate (1.58126830230686) translate (22.883cm 24.062cm)">
          <draw:text-box>
            <text:p><text:span text:style-name="T3">P02</text:span></text:p>
          </draw:text-box>
        </draw:frame>
        <draw:frame draw:style-name="gr5" draw:text-style-name="P4" draw:layer="layout" svg:width="2.212cm" svg:height="1.559cm" draw:transform="rotate (1.56660753659011) translate (15.468cm 23.094cm)">
          <draw:text-box>
            <text:p><text:span text:style-name="T3">B01, B06,</text:span></text:p>
            <text:p><text:span text:style-name="T3">B09, B10,</text:span></text:p>
            <text:p><text:span text:style-name="T3">B24</text:span></text:p>
          </draw:text-box>
        </draw:frame>
        <draw:custom-shape draw:style-name="gr9" draw:text-style-name="P1" xml:id="id3" draw:id="id3" draw:layer="layout" svg:width="5.5cm" svg:height="2.4cm" svg:x="15cm" svg:y="9.2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layer="layout" svg:width="1.571cm" svg:height="0.6cm" svg:x="15cm" svg:y="1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1.571cm" svg:height="0.6cm" svg:x="18.929cm" svg:y="11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952cm" svg:height="1.675cm" svg:x="16.1cm" svg:y="9.8cm">
          <draw:text-box>
            <text:p>Merge on<text:line-break/>BuchungsID</text:p>
          </draw:text-box>
        </draw:frame>
        <draw:custom-shape draw:style-name="gr10" draw:text-style-name="P1" xml:id="id4" draw:id="id4" draw:layer="layout" svg:width="5cm" svg:height="4.9cm" svg:x="8.242cm" svg:y="2.9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7.685cm" svg:height="4.954cm" svg:x="21.314cm" svg:y="2.8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BuchungsID</text:span></text:p>
              </table:table-cell>
              <table:table-cell>
                <text:p><text:span text:style-name="T4">Flug</text:span></text:p>
              </table:table-cell>
              <table:table-cell>
                <text:p><text:span text:style-name="T4">Reisender</text:span></text:p>
              </table:table-cell>
            </table:table-row>
            <table:table-row table:style-name="ro1" table:default-cell-style-name="ce1">
              <table:table-cell>
                <text:p><text:span text:style-name="T4">B01</text:span></text:p>
              </table:table-cell>
              <table:table-cell>
                <text:p><text:span text:style-name="T4">F13</text:span></text:p>
              </table:table-cell>
              <table:table-cell>
                <text:p><text:span text:style-name="T4">R02</text:span></text:p>
              </table:table-cell>
            </table:table-row>
            <table:table-row table:style-name="ro1" table:default-cell-style-name="ce1">
              <table:table-cell>
                <text:p><text:span text:style-name="T4">B02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6</text:span></text:p>
              </table:table-cell>
            </table:table-row>
            <table:table-row table:style-name="ro1" table:default-cell-style-name="ce1"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</table:table-row>
            <table:table-row table:style-name="ro1" table:default-cell-style-name="ce1">
              <table:table-cell>
                <text:p><text:span text:style-name="T4">B24</text:span></text:p>
              </table:table-cell>
              <table:table-cell>
                <text:p><text:span text:style-name="T4">F08</text:span></text:p>
              </table:table-cell>
              <table:table-cell>
                <text:p><text:span text:style-name="T4">R03</text:span></text:p>
              </table:table-cell>
            </table:table-row>
            <table:table-row table:style-name="ro2" table:default-cell-style-name="ce1">
              <table:table-cell>
                <text:p><text:span text:style-name="T4">B25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8</text:span></text:p>
              </table:table-cell>
            </table:table-row>
          </table:table>
          <draw:image xlink:href="Pictures/TablePreview1.svm" xlink:type="simple" xlink:show="embed" xlink:actuate="onLoad"/>
        </draw:frame>
        <draw:g xml:id="id5" draw:id="id5">
          <draw:path draw:style-name="gr11" draw:text-style-name="P1" draw:layer="layout" svg:width="8.299cm" svg:height="5.899cm" svg:x="20.942cm" svg:y="2.4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12" draw:text-style-name="P1" draw:layer="layout" svg:width="8.299cm" svg:height="5.899cm" svg:x="20.942cm" svg:y="2.4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connector draw:style-name="gr13" draw:text-style-name="P1" draw:layer="layout" svg:x1="19.718cm" svg:y1="14.5cm" svg:x2="19.714cm" svg:y2="12.2cm" draw:start-shape="id1" draw:start-glue-point="4" draw:end-shape="id2" draw:end-glue-point="2" svg:d="m19718 14500v-1150h-4v-1150">
          <text:p/>
        </draw:connector>
        <draw:frame draw:style-name="gr14" draw:layer="layout" svg:width="13cm" svg:height="3.25cm" svg:x="19.7cm" svg:y="12.3cm">
          <draw:text-box>
            <text:p text:style-name="P5">{</text:p>
            <text:p text:style-name="P5"><text:tab/>{}, <text:s/>{B08, B11, B18, B19,B20,B21}, <text:s/>{}, {}</text:p>
            <text:p text:style-name="P5">}</text:p>
            <text:p/>
          </draw:text-box>
        </draw:frame>
        <draw:frame draw:style-name="gr15" draw:layer="layout" svg:width="7.3cm" svg:height="3.099cm" svg:x="9.3cm" svg:y="8.5cm">
          <draw:text-box>
            <text:p>{</text:p>
            <text:p><text:tab/>B08, B11, B18,</text:p>
            <text:p><text:tab/> B19, B20, B21</text:p>
            <text:p>}</text:p>
          </draw:text-box>
        </draw:frame>
        <draw:connector draw:style-name="gr13" draw:text-style-name="P1" draw:layer="layout" svg:x1="17.751cm" svg:y1="9.2cm" svg:x2="10.742cm" svg:y2="7.8cm" draw:start-shape="id3" draw:start-glue-point="5" draw:end-shape="id4" svg:d="m17751 9200v-700h-7009v-700">
          <text:p/>
        </draw:connector>
        <draw:connector draw:style-name="gr16" draw:text-style-name="P1" draw:layer="layout" svg:x1="20.942cm" svg:y1="5.35cm" svg:x2="13.242cm" svg:y2="5.35cm" draw:start-shape="id5" draw:start-glue-point="3" draw:end-shape="id4" svg:d="m20942 5350h-7700">
          <text:p text:style-name="P1">SKT<text:line-break/> <text:line-break/>on <text:line-break/>BuchungsID</text:p>
        </draw:connector>
        <draw:frame draw:style-name="gr17" draw:text-style-name="P1" xml:id="id6" draw:id="id6" draw:layer="layout" svg:width="10.1cm" svg:height="1cm" svg:x="5.7cm" svg:y="1.1cm">
          <draw:text-box>
            <text:p text:style-name="P1">{R07, R03, R13, R05, R04, R11}</text:p>
          </draw:text-box>
        </draw:frame>
        <draw:connector draw:style-name="gr13" draw:text-style-name="P1" draw:layer="layout" svg:x1="10.742cm" svg:y1="2.9cm" svg:x2="10.75cm" svg:y2="2.1cm" draw:start-shape="id4" draw:start-glue-point="0" draw:end-shape="id6" draw:end-glue-point="2" svg:d="m10742 2900v-400h8v-4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listo </meta:initial-creator>
    <meta:creation-date>2011-09-10T23:17:59</meta:creation-date>
    <dc:date>2011-09-11T18:31:39.23</dc:date>
    <meta:editing-duration>PT1H2M47S</meta:editing-duration>
    <meta:editing-cycles>9</meta:editing-cycles>
    <meta:generator>LibreOffice/3.4$Win32 LibreOffice_project/340m1$Build-302</meta:generator>
    <meta:document-statistic meta:object-count="30"/>
  </office:meta>
</office:document-meta>
</file>